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Helvetica" svg:font-family="Helvetic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242.1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6262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262626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Столповских Иван Никитович</text:p>
          </table:table-cell>
          <table:table-cell table:style-name="ce9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д.т.н.</text:p>
          </table:table-cell>
          <table:table-cell table:style-name="ce9" office:value-type="string" calcext:value-type="string">
            <text:p>профессор</text:p>
          </table:table-cell>
          <table:table-cell table:style-name="ce11"/>
          <table:table-cell table:style-name="ce9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7" office:value-type="string" calcext:value-type="string">
            <text:p>Горно-транспортные машины и оборудование подземных рудников; Моделирование машин и оборудования нефтегазовых промыслов; Применение цифровых технологий в проектировании и конструировании технологических машин; Управление технологическими комплексами оборудования; Цифровая логистика в ремонтном производстве; Инновационные методы обработки результатов экспериментов; Цифровизация эксплуатационно-сервисных процессов; Инновационные приводы машин и оборудования; Расчеты оборудования для пылегазоочистки и водоснабжения цехов уранового производства;</text:p>
          </table:table-cell>
          <table:table-cell table:style-name="ce9" office:value-type="float" office:value="87772777522" calcext:value-type="float">
            <text:p>87772777522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Мырзахметов Бейбит Абикенович</text:p>
          </table:table-cell>
          <table:table-cell table:style-name="ce10" office:value-type="string" calcext:value-type="string">
            <text:p>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доцент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Теплотехника и теплотехнические установки; Гидромашины и компрессоры в нефтегазовой промышленности; Контрольно-измерительные приборы и автоматика технологических машин; Основы гидравлики и гидроприводов технологических машин; Двигатели внутреннего сгорания</text:p>
          </table:table-cell>
          <table:table-cell table:style-name="ce10" office:value-type="float" office:value="87077603456" calcext:value-type="float">
            <text:p>87077603456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Заурбеков Сейтжан Арысбекович</text:p>
          </table:table-cell>
          <table:table-cell table:style-name="ce10" office:value-type="string" calcext:value-type="string">
            <text:p>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доцент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13" office:value-type="string" calcext:value-type="string">
            <text:p>Буровые машины и комплексы; Технологические процессы в нефтегазовой отрасли; Инновационная техника и технология в нефтегазовой отрасли; Оборудование и установки капитального ремонта скважин; Насосы, вентиляторы, компрессоры; Нефтепромысловое оборудование.</text:p>
          </table:table-cell>
          <table:table-cell table:style-name="ce10" office:value-type="float" office:value="87772231639" calcext:value-type="float">
            <text:p>87772231639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Бейсенов Бауржан Саккоулы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доцент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Введение в специальность; Взаимозаменяемость, стандартизация и технические измерения; Проектирование металлургических цехов; Технологическое оборудование цехов рудоподготовки; Технологическое оборудование металлургических заводов; Монтаж и эксплуатация технологических машин; Цифровые методы и средства измерения параметров технологических машин; Инновационные методы восстановления деталей машин; Эксплуатация и ремонт горно-обогатительного оборудования; Конструкционные материалы технологических машин и оборудования; Монтаж и эксплуатация технологических машин; Цифровой мониторинг состояния машин и оборудования</text:p>
          </table:table-cell>
          <table:table-cell table:style-name="ce10" office:value-type="float" office:value="87085934347" calcext:value-type="float">
            <text:p>87085934347</text:p>
          </table:table-cell>
          <table:table-cell table:number-columns-repeated="101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Калиев Бахытжан Зауытбекович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Гидравлика и гидропривод технологических машин; Техника натурного эксперимент; Расчет и конструирование нефтегазопромыслового оборудования; Техническая диагностика нефтегазовых машин и оборудования; Эксплуатация и ремонт нефтегазовых машин и оборудования; Эксплуатация, ремонт и монтаж бурового оборудования; Защита интеллектуальной собственности; Нефтегазопромысловые машины и механизмы; Ремонт технологических машиин; Системы предиктивного технического обслуживания технологического оборудования.</text:p>
          </table:table-cell>
          <table:table-cell table:style-name="ce10" office:value-type="float" office:value="87077586739" calcext:value-type="float">
            <text:p>87077586739</text:p>
          </table:table-cell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Какимов Улан Кадырханулы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Динамика металлургических машин; Газоочистное и пылеулавливающее оборудование металлургических цехов; Техническая диагностика металлургического оборудования; Мониторинг технического состояния технологических машин; Инновационные методы монтажа и наладки машин и оборудования; Цифровые методы и средства измерения параметров технологических машин; Инновационные средства и методы смазки технологических машин и оборудования; Методы и средства диагностики технического состояния машин и механизмов; Цифровой мониторинг состояния машин и оборудования; Системы предиктивного технического обслуживания технологического оборудования.</text:p>
          </table:table-cell>
          <table:table-cell table:style-name="ce10" office:value-type="float" office:value="87058735100" calcext:value-type="float">
            <text:p>87058735100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Карманов Тогыс досмурзаевич</text:p>
          </table:table-cell>
          <table:table-cell table:style-name="ce10" office:value-type="string" calcext:value-type="string">
            <text:p>Ассоциированный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13" office:value-type="string" calcext:value-type="string">
            <text:p>Основы слесарного дела; Основы проектирования ремонтных предприятий; Расчет и конструирование бурового оборудования; Технология эксплуатации и ремонта насосных установок и трубопроводной арматуры; Газоперекачивающие агрегаты; Насосы, вентиляторы, компрессоры.</text:p>
          </table:table-cell>
          <table:table-cell table:style-name="ce10" office:value-type="float" office:value="87778280721" calcext:value-type="float">
            <text:p>87778280721</text:p>
          </table:table-cell>
          <table:table-cell table:number-columns-repeated="101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Бортебаев Сайын Абильханович</text:p>
          </table:table-cell>
          <table:table-cell table:style-name="ce10" office:value-type="string" calcext:value-type="string">
            <text:p>Ассистент профессор</text:p>
          </table:table-cell>
          <table:table-cell table:style-name="ce10" office:value-type="string" calcext:value-type="string">
            <text:p>к.т.н.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Взаимозаменяемость, стандартизация и технические измерения; Оборудование рудоподготовки; Оборудование 3-5 передела; Оборудование гидрометаллургических предприятий; Проектирование металлургических машин; Оборудование обработки металлов давлением; Монтажно-сборочное производство технологических машин; Конструкционные материалы технологических машин и оборудования; Оборудование металлургических цехов; Приводы технологических машин; Инновационные приводы машин и оборудования; Монтаж и эксплуатация технологических машин.</text:p>
          </table:table-cell>
          <table:table-cell table:style-name="ce10" office:value-type="float" office:value="87059013556" calcext:value-type="float">
            <text:p>87059013556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Утегенова Әсем Ержанқызы</text:p>
          </table:table-cell>
          <table:table-cell table:style-name="ce10" office:value-type="string" calcext:value-type="string">
            <text:p>Сениор-лектор</text:p>
          </table:table-cell>
          <table:table-cell table:style-name="ce10" office:value-type="string" calcext:value-type="string">
            <text:p>PhD</text:p>
          </table:table-cell>
          <table:table-cell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Теплотехника и теплотехнические установки; Горные машины и оборудование; Техника натурного эксперимента; Внутрицеховой транспорт; Водоотливные, вентиляторные и пневматические установки; Подъемные установки; Проектирование горно-транспортных машин и стационарных установок; Горные и транспортные машины; Защита интеллектуальной собственности; Основы гидравлики и гидроприводов технологических машин.</text:p>
          </table:table-cell>
          <table:table-cell table:style-name="ce10" office:value-type="float" office:value="87022573134" calcext:value-type="float">
            <text:p>87022573134</text:p>
          </table:table-cell>
          <table:table-cell table:number-columns-repeated="101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8" office:value-type="string" calcext:value-type="string">
            <text:p>Тагауова Райхан Завитбаевна</text:p>
          </table:table-cell>
          <table:table-cell table:style-name="ce10" office:value-type="string" calcext:value-type="string">
            <text:p>Тью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Проектирование и САПР технологических машин и оборудования; Расчет и конструирование технологических машин и оборудования; Компьютерная вычислительная технология в горных машинах; Моделирование сварных конструкций; Расчет и конструирование технологических машин и оборудования; Система автоматизированного проектирования технологических машин.</text:p>
          </table:table-cell>
          <table:table-cell table:style-name="ce10" office:value-type="float" office:value="87777052030" calcext:value-type="float">
            <text:p>87777052030</text:p>
          </table:table-cell>
          <table:table-cell table:number-columns-repeated="101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Басканбаева Динара Джумабаевна</text:p>
          </table:table-cell>
          <table:table-cell table:style-name="ce10" office:value-type="string" calcext:value-type="string">
            <text:p>Лек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Контрольно-измерительная аппаратура; Транспортные машины; Нефтегазопромысловые машины и механизмы; Учебные мастерские.</text:p>
          </table:table-cell>
          <table:table-cell table:style-name="ce10" office:value-type="float" office:value="87018615162" calcext:value-type="float">
            <text:p>87018615162</text:p>
          </table:table-cell>
          <table:table-cell table:number-columns-repeated="101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8" office:value-type="string" calcext:value-type="string">
            <text:p>Сарыбаев Ержан Ергалыевич</text:p>
          </table:table-cell>
          <table:table-cell table:style-name="ce10" office:value-type="string" calcext:value-type="string">
            <text:p>Лек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2"/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Контроль качества сварки; Сварка и резка металлов.</text:p>
          </table:table-cell>
          <table:table-cell table:style-name="ce10" office:value-type="float" office:value="87079787873" calcext:value-type="float">
            <text:p>87079787873</text:p>
          </table:table-cell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7" office:value-type="string" calcext:value-type="string">
            <text:p>Айтореева Гульзия Калдыбаевна</text:p>
          </table:table-cell>
          <table:table-cell table:style-name="ce9" office:value-type="string" calcext:value-type="string">
            <text:p>Лектор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7" office:value-type="string" calcext:value-type="string">
            <text:p>Горно-транспортные машины и оборудование карьеров; Горно-транспортные машины и оборудование подземных рудников; Педагогический менеджмент в системе профессионального обучения.</text:p>
          </table:table-cell>
          <table:table-cell table:style-name="ce9" office:value-type="float" office:value="87078187495" calcext:value-type="float">
            <text:p>87078187495</text:p>
          </table:table-cell>
          <table:table-cell table:number-columns-repeated="1016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Куандыков Тилепбай Алимбаевич</text:p>
          </table:table-cell>
          <table:table-cell table:style-name="ce10" office:value-type="string" calcext:value-type="string">
            <text:p>Лек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Буровые машины и комплексы; Машины и оборудование газонефтепроводов; Оборудование и установки капитального ремонта скважин; Приводы горных машин и стационарных установок.</text:p>
          </table:table-cell>
          <table:table-cell table:style-name="ce10" office:value-type="float" office:value="87019020009" calcext:value-type="float">
            <text:p>87019020009</text:p>
          </table:table-cell>
          <table:table-cell table:number-columns-repeated="1016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8" office:value-type="string" calcext:value-type="string">
            <text:p>Елефтериади Дмитрий Константинович</text:p>
          </table:table-cell>
          <table:table-cell table:style-name="ce10" office:value-type="string" calcext:value-type="string">
            <text:p>лек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Гидравлика и гидропривод технологических машин; Основы слесарного дела; Буровые машины и комплексы; Конструкционные материалы технологических машин и оборудования; Основы гидравлики и гидроприводов технологических машин;</text:p>
          </table:table-cell>
          <table:table-cell table:style-name="ce10" office:value-type="float" office:value="87776412226" calcext:value-type="float">
            <text:p>87776412226</text:p>
          </table:table-cell>
          <table:table-cell table:number-columns-repeated="1016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Балгаев Досжан Ергенович</text:p>
          </table:table-cell>
          <table:table-cell table:style-name="ce10" office:value-type="string" calcext:value-type="string">
            <text:p>Тью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Ремонт технологических машин; Сварка и резка металлов (русс.); Надежность технологических машин.</text:p>
          </table:table-cell>
          <table:table-cell table:style-name="ce10" office:value-type="float" office:value="87770985225" calcext:value-type="float">
            <text:p>87770985225</text:p>
          </table:table-cell>
          <table:table-cell table:number-columns-repeated="1016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8" office:value-type="string" calcext:value-type="string">
            <text:p>Сағатова Ляйла Бақытжанқызы</text:p>
          </table:table-cell>
          <table:table-cell table:style-name="ce10" office:value-type="string" calcext:value-type="string">
            <text:p>Тьютор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8" office:value-type="string" calcext:value-type="string">
            <text:p>Инструментальная база металлург. предпр.; Смазка металлургических машин; Конструкционные материалы технологических машин и оборудования; Оборудование металлургических цехов; Технология и оборудование сварочного производства</text:p>
          </table:table-cell>
          <table:table-cell table:style-name="ce10" office:value-type="float" office:value="87018619210" calcext:value-type="float">
            <text:p>87018619210</text:p>
          </table:table-cell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Токтамисова Салтанат Махмутовна</text:p>
          </table:table-cell>
          <table:table-cell table:style-name="ce20" office:value-type="string" calcext:value-type="string">
            <text:p>Научный сотрудник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9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23" office:value-type="string" calcext:value-type="string">
            <text:p><text:a xlink:href="mailto:s.toktamissova@satbayev.university" xlink:type="simple">87477227275 s.toktamissova@satbayev.university</text:a>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Утянов Азамат Нурдаулетович</text:p>
          </table:table-cell>
          <table:table-cell table:style-name="ce21" office:value-type="string" calcext:value-type="string">
            <text:p>Инженер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10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24" office:value-type="string" calcext:value-type="string">
            <text:p><text:a xlink:href="mailto:a.utyanov@satbayev.university" xlink:type="simple">87785395252 a.utyanov@satbayev.university</text:a></text:p>
          </table:table-cell>
          <table:table-cell table:number-columns-repeated="1017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Крупник Леонид Андреевич</text:p>
          </table:table-cell>
          <table:table-cell table:style-name="ce22" office:value-type="string" calcext:value-type="string">
            <text:p>Профессор-исследователь</text:p>
          </table:table-cell>
          <table:table-cell table:style-name="ce22" office:value-type="string" calcext:value-type="string">
            <text:p>д.т.н.</text:p>
          </table:table-cell>
          <table:table-cell table:style-name="ce22" office:value-type="string" calcext:value-type="string">
            <text:p>профессор</text:p>
          </table:table-cell>
          <table:table-cell table:style-name="ce22" office:value-type="string" calcext:value-type="string">
            <text:p>Институт металлургии и промышленной инженерии, кафедра Технологических машин, транспорта и логистики</text:p>
          </table:table-cell>
          <table:table-cell table:style-name="ce22" office:value-type="float" office:value="87017885911" calcext:value-type="float">
            <text:p>87017885911</text:p>
          </table:table-cell>
          <table:table-cell table:number-columns-repeated="101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33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5" table:content-validation-name="val3" office:value-type="string" calcext:value-type="string">
            <text:p>Государственный грант</text:p>
          </table:table-cell>
          <table:table-cell table:style-name="ce25" office:value-type="string" calcext:value-type="string">
            <text:p>Инженерия и технологии</text:p>
          </table:table-cell>
          <table:table-cell table:style-name="ce27" office:value-type="string" calcext:value-type="string">
            <text:p><text:a xlink:href="https://is.ncste.kz/object/view/50120?reg_card_id=185&amp;info_card_id=478" xlink:type="simple">Договор №110 «Грантовое финансирование научных исследований» по теме АР05131236 «Модернизация горно-металлургического оборудования с использованием инновационных материалов и компоновок приводов»</text:a></text:p>
          </table:table-cell>
          <table:table-cell table:style-name="ce29" table:content-validation-name="val4" office:value-type="date" office:date-value="2018-03-05" calcext:value-type="date">
            <text:p>05.03.2018</text:p>
          </table:table-cell>
          <table:table-cell table:style-name="ce7" office:value-type="string" calcext:value-type="string">
            <text:p>Крупник Леонид Андреевич</text:p>
          </table:table-cell>
          <table:table-cell table:style-name="ce7" office:value-type="string" calcext:value-type="string">
            <text:p>15 000</text:p>
          </table:table-cell>
          <table:table-cell table:style-name="ce34" office:value-type="string" calcext:value-type="string">
            <text:p><text:a xlink:href="https://drive.google.com/drive/folders/1cwWl6opW0CpQn_tUi1OLFNbTavILnd1Q?usp=sharing" xlink:type="simple">https://drive.google.com/drive/folders/1cwWl6opW0CpQn_tUi1OLFNbTavILnd1Q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10" office:value-type="string" calcext:value-type="string">
            <text:p>Договор №110 «Грантовое финансирование научных исследований» по теме АР05133906 «Создание новой технологии сбора высоковязких нефтей в амбарах и местах розлива с применением ультразвуковых устройств»</text:p>
          </table:table-cell>
          <table:table-cell table:style-name="ce30" table:content-validation-name="val4" office:value-type="date" office:date-value="2018-03-05" calcext:value-type="date">
            <text:p>05.03.2018</text:p>
          </table:table-cell>
          <table:table-cell table:style-name="ce8" office:value-type="string" calcext:value-type="string">
            <text:p>Заурбеков Сейтжан Арысбекович</text:p>
          </table:table-cell>
          <table:table-cell table:style-name="ce8" office:value-type="string" calcext:value-type="string">
            <text:p>10 110</text:p>
          </table:table-cell>
          <table:table-cell table:style-name="ce35" office:value-type="string" calcext:value-type="string">
            <text:p><text:a xlink:href="https://drive.google.com/drive/folders/1md3gd3vY9Ea3pdxric64cF2DWF49nIyg?usp=sharing" xlink:type="simple">https://drive.google.com/drive/folders/1md3gd3vY9Ea3pdxric64cF2DWF49nIyg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21" office:value-type="string" calcext:value-type="string">
            <text:p>Договор №110 «Грантовое финансирование научных исследований» по теме АР05134561 «Разработка и коммерческое внедрение устройства по сбросу песка для штанговых винтовых систем при высоком пескопроявлении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8" office:value-type="string" calcext:value-type="string">
            <text:p>Мырзахметов Бейбит Абикенович</text:p>
          </table:table-cell>
          <table:table-cell table:style-name="ce8" office:value-type="string" calcext:value-type="string">
            <text:p>17 000</text:p>
          </table:table-cell>
          <table:table-cell table:style-name="ce35" office:value-type="string" calcext:value-type="string">
            <text:p><text:a xlink:href="https://drive.google.com/drive/folders/1julqtTKgHi5fLK45A2LXUoMAIKqPJWOB?usp=sharing" xlink:type="simple">https://drive.google.com/drive/folders/1julqtTKgHi5fLK45A2LXUoMAIKqPJWOB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21" office:value-type="string" calcext:value-type="string">
            <text:p>Договор №110 «Грантовое финансирование научных исследований» по теме АР05134561 «Разработка и коммерческое внедрение устройства по сбросу песка для штанговых винтовых систем при высоком пескопроявлении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8" office:value-type="string" calcext:value-type="string">
            <text:p>Мырзахметов Бейбит Абикенович</text:p>
          </table:table-cell>
          <table:table-cell table:style-name="ce8" office:value-type="string" calcext:value-type="string">
            <text:p>10 110</text:p>
          </table:table-cell>
          <table:table-cell table:style-name="ce35" office:value-type="string" calcext:value-type="string">
            <text:p><text:a xlink:href="https://drive.google.com/drive/folders/1_tH7_uvf9wRKrmuwnqN__QhVxcwEuJ3J?usp=sharing" xlink:type="simple">https://drive.google.com/drive/folders/1_tH7_uvf9wRKrmuwnqN__QhVxcwEuJ3J?usp=sharing</text:a></text:p>
          </table:table-cell>
          <table:table-cell table:number-columns-repeated="101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26" table:content-validation-name="val3" office:value-type="string" calcext:value-type="string">
            <text:p>Государственный грант</text:p>
          </table:table-cell>
          <table:table-cell table:style-name="ce26" office:value-type="string" calcext:value-type="string">
            <text:p>Инженерия и технологии</text:p>
          </table:table-cell>
          <table:table-cell table:style-name="ce28" office:value-type="string" calcext:value-type="string">
            <text:p>Договор №266 ПЦФ BR05235618 «Модернизация технологии и производств в горнодобывающей с горноперерабатывающей отрасли РК»</text:p>
          </table:table-cell>
          <table:table-cell table:style-name="ce32" table:content-validation-name="val4" office:value-type="date" office:date-value="2018-03-28" calcext:value-type="date">
            <text:p>28.03.2018</text:p>
          </table:table-cell>
          <table:table-cell table:style-name="ce18" office:value-type="string" calcext:value-type="string">
            <text:p>Елемесов Касым Коптлеуевич</text:p>
          </table:table-cell>
          <table:table-cell table:style-name="ce8" office:value-type="string" calcext:value-type="string">
            <text:p>7 150</text:p>
          </table:table-cell>
          <table:table-cell table:style-name="ce35" office:value-type="string" calcext:value-type="string">
            <text:p><text:a xlink:href="https://drive.google.com/drive/folders/1u0Y1S8I-2nMa2qeLc7I0Sxw-HFOVZob3?usp=sharing" xlink:type="simple">https://drive.google.com/drive/folders/1u0Y1S8I-2nMa2qeLc7I0Sxw-HFOVZob3?usp=sharing</text:a></text:p>
          </table:table-cell>
          <table:table-cell table:number-columns-repeated="1016"/>
        </table:table-row>
        <table:table-row table:style-name="ro2" table:number-rows-repeated="994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6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6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float" office:value="4746" calcext:value-type="float">
            <text:p>4746</text:p>
          </table:table-cell>
          <table:table-cell table:style-name="ce29" table:content-validation-name="val6" office:value-type="date" office:date-value="2020-03-05" calcext:value-type="date">
            <text:p>05.03.2020</text:p>
          </table:table-cell>
          <table:table-cell table:style-name="ce9" office:value-type="string" calcext:value-type="string">
            <text:p>НАО КазНИТУ</text:p>
          </table:table-cell>
          <table:table-cell table:style-name="ce38" office:value-type="string" calcext:value-type="string">
            <text:p>Бейсенов Бауржан Саккоулы Токтамисова Салтанат Махмутовна; Сарыбаев Ержан Ергалыевич; Мырзахметов Бейбит Абикенович</text:p>
          </table:table-cell>
          <table:table-cell table:style-name="ce34" office:value-type="string" calcext:value-type="string">
            <text:p><text:a xlink:href="https://gosreestr.kazpatent.kz/Utilitymodel/DownLoadFilePdf?patentId=322901&amp;lang=ru" xlink:type="simple">https://gosreestr.kazpatent.kz/Utilitymodel/DownLoadFilePdf?patentId=322901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4657" calcext:value-type="float">
            <text:p>4657</text:p>
          </table:table-cell>
          <table:table-cell table:style-name="ce30" table:content-validation-name="val6" office:value-type="date" office:date-value="2020-02-07" calcext:value-type="date">
            <text:p>07.02.2020</text:p>
          </table:table-cell>
          <table:table-cell table:style-name="ce10" office:value-type="string" calcext:value-type="string">
            <text:p>ТОО «Инновация ДП»</text:p>
          </table:table-cell>
          <table:table-cell table:style-name="ce39" office:value-type="string" calcext:value-type="string">
            <text:p>Калиев Бакытжан Зауытбекович; Повелицын Владимир Михайлович; Карманов Тогыс Досмурзаевич</text:p>
          </table:table-cell>
          <table:table-cell table:style-name="ce41" office:value-type="string" calcext:value-type="string">
            <text:p><text:a xlink:href="https://gosreestr.kazpatent.kz/Utilitymodel/DownLoadFilePdf?patentId=318345&amp;lang=ru" xlink:type="simple">https://gosreestr.kazpatent.kz/Utilitymodel/DownLoadFilePdf?patentId=318345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office:value-type="float" office:value="34103" calcext:value-type="float">
            <text:p>34103</text:p>
          </table:table-cell>
          <table:table-cell table:style-name="ce30" table:content-validation-name="val6" office:value-type="date" office:date-value="2020-01-10" calcext:value-type="date">
            <text:p>10.01.2020</text:p>
          </table:table-cell>
          <table:table-cell table:style-name="ce10" office:value-type="string" calcext:value-type="string">
            <text:p>НАО КазНИТУ</text:p>
          </table:table-cell>
          <table:table-cell table:style-name="ce40" office:value-type="string" calcext:value-type="string">
            <text:p>Халецкий Виталий Викторович; </text:p>
            <text:p> Кольга Анатолий Дмитриевич; Ахметова Мадинур Исмаилжановна; Столповских Иван Никитович; Елемесов Касым Коптлеуевич</text:p>
          </table:table-cell>
          <table:table-cell table:style-name="ce35" office:value-type="string" calcext:value-type="string">
            <text:p><text:a xlink:href="https://gosreestr.kazpatent.kz/Invention/DownLoadFilePdf?patentId=290496&amp;lang=ru" xlink:type="simple">https://gosreestr.kazpatent.kz/Invention/DownLoadFilePdf?patentId=290496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float" office:value="34582" calcext:value-type="float">
            <text:p>34582</text:p>
          </table:table-cell>
          <table:table-cell table:style-name="ce30" table:content-validation-name="val6" office:value-type="date" office:date-value="2020-09-18" calcext:value-type="date">
            <text:p>18.09.2020</text:p>
          </table:table-cell>
          <table:table-cell table:style-name="ce10" office:value-type="string" calcext:value-type="string">
            <text:p>НАО КазНИТУ</text:p>
          </table:table-cell>
          <table:table-cell table:style-name="ce40" office:value-type="string" calcext:value-type="string">
            <text:p>Заурбеков Сейтжан Арыспекович; Заурбеков Кадыржан Сейтжанович; Балгаев Досжан Ергенович; Кадыров Жаннат Нургалиевич</text:p>
          </table:table-cell>
          <table:table-cell table:style-name="ce41" office:value-type="string" calcext:value-type="string">
            <text:p><text:a xlink:href="https://gosreestr.kazpatent.kz/Invention/DownLoadFilePdf?patentId=314174&amp;lang=ru" xlink:type="simple">https://gosreestr.kazpatent.kz/Invention/DownLoadFilePdf?patentId=314174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 office:value-type="float" office:value="34415" calcext:value-type="float">
            <text:p>34415</text:p>
          </table:table-cell>
          <table:table-cell table:style-name="ce30" table:content-validation-name="val6" office:value-type="date" office:date-value="2020-08-28" calcext:value-type="date">
            <text:p>28.08.2020</text:p>
          </table:table-cell>
          <table:table-cell table:style-name="ce37" office:value-type="string" calcext:value-type="string">
            <text:p>Мырзахметов Бейбит Абикенович</text:p>
          </table:table-cell>
          <table:table-cell table:style-name="ce40" office:value-type="string" calcext:value-type="string">
            <text:p>Мырзахметов Бейбит Абикенович; Султабаев Архат Ерболович; </text:p>
            <text:p> Нұркас Жасұлан Болатжанұлы; Токтамисова Салтанат Махмудовна</text:p>
          </table:table-cell>
          <table:table-cell table:style-name="ce41" office:value-type="string" calcext:value-type="string">
            <text:p><text:a xlink:href="https://gosreestr.kazpatent.kz/Invention/DownLoadFilePdf?patentId=309743&amp;lang=ru" xlink:type="simple">https://gosreestr.kazpatent.kz/Invention/DownLoadFilePdf?patentId=309743&amp;lang=ru</text:a>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0" office:value-type="float" office:value="34414" calcext:value-type="float">
            <text:p>34414</text:p>
          </table:table-cell>
          <table:table-cell table:style-name="ce30" table:content-validation-name="val6" office:value-type="date" office:date-value="2020-08-28" calcext:value-type="date">
            <text:p>28.08.2020</text:p>
          </table:table-cell>
          <table:table-cell table:style-name="ce37" office:value-type="string" calcext:value-type="string">
            <text:p>Мырзахметов Бейбит Абикенович</text:p>
          </table:table-cell>
          <table:table-cell table:style-name="ce40" office:value-type="string" calcext:value-type="string">
            <text:p>Мырзахметов Ерлан Бейбитович; Токтамисова Салтанат Махмудовна; Нұркас Жасұлан Болатжанұлы; Султабаев Архат Ерболович; Мырзахметов Бейбит Абикенович</text:p>
          </table:table-cell>
          <table:table-cell table:style-name="ce41" office:value-type="string" calcext:value-type="string">
            <text:p><text:a xlink:href="https://gosreestr.kazpatent.kz/Invention/DownLoadFilePdf?patentId=309742&amp;lang=ru" xlink:type="simple">https://gosreestr.kazpatent.kz/Invention/DownLoadFilePdf?patentId=309742&amp;lang=ru</text:a></text:p>
          </table:table-cell>
          <table:table-cell table:number-columns-repeated="1018"/>
        </table:table-row>
        <table:table-row table:style-name="ro2" table:number-rows-repeated="993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6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2" office:value-type="float" office:value="3864" calcext:value-type="float">
            <text:p>3864</text:p>
          </table:table-cell>
          <table:table-cell table:style-name="ce29" office:value-type="date" office:date-value="2019-04-12" calcext:value-type="date">
            <text:p>12.04.2019</text:p>
          </table:table-cell>
          <table:table-cell table:style-name="ce29" table:content-validation-name="val7" office:value-type="date" office:date-value="2021-04-20" calcext:value-type="date">
            <text:p>20.04.2021</text:p>
          </table:table-cell>
          <table:table-cell table:style-name="ce43" office:value-type="string" calcext:value-type="string">
            <text:p>Акционерное общество «Национальная атомная компания «Казатомпром»</text:p>
          </table:table-cell>
          <table:table-cell table:style-name="ce44" office:value-type="string" calcext:value-type="string">
            <text:p>Нуржанов Нуртай Бактыкеривич; Айдуйсенов Багдат Абжаппарович; Куандыков Тилепбай Алимбаевич; Карманов Тогыс Досмурзаевич; Оралбеков Марат Тилекович</text:p>
          </table:table-cell>
          <table:table-cell table:style-name="ce34" office:value-type="string" calcext:value-type="string">
            <text:p><text:a xlink:href="https://gosreestr.kazpatent.kz/Utilitymodel/DownLoadFilePdf?patentId=294586&amp;lang=ru" xlink:type="simple">https://gosreestr.kazpatent.kz/Utilitymodel/DownLoadFilePdf?patentId=294586&amp;lang=ru</text:a></text:p>
          </table:table-cell>
          <table:table-cell table:number-columns-repeated="1017"/>
        </table:table-row>
        <table:table-row table:style-name="ro2" table:number-rows-repeated="998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46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8" office:value-type="string" calcext:value-type="string">
            <text:p>Тегіс Самат Ағатайұлы</text:p>
          </table:table-cell>
          <table:table-cell table:style-name="ce8" office:value-type="string" calcext:value-type="string">
            <text:p>Внешняя академическая мобильность</text:p>
          </table:table-cell>
          <table:table-cell table:style-name="ce8" table:content-validation-name="val8" office:value-type="string" calcext:value-type="string">
            <text:p>Бакалавриат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content-validation-name="val9" office:value-type="string" calcext:value-type="string">
            <text:p>Средства обучающегося</text:p>
          </table:table-cell>
          <table:table-cell table:style-name="ce8" office:value-type="string" calcext:value-type="string">
            <text:p>University of Tenaga</text:p>
            <text:p> (г.Куала-Лумпур, Малайзия)</text:p>
          </table:table-cell>
          <table:table-cell table:style-name="ce8" office:value-type="string" calcext:value-type="string">
            <text:p>18.09.2019- 07.02.2020</text:p>
          </table:table-cell>
          <table:table-cell table:style-name="ce35" office:value-type="string" calcext:value-type="string">
            <text:p><text:a xlink:href="https://drive.google.com/drive/folders/1LwO7F4NsTTjwt4ebNEJAItZ-xaEI_DtP?usp=sharing" xlink:type="simple">https://drive.google.com/drive/folders/1LwO7F4NsTTjwt4ebNEJAItZ-xaEI_DtP?usp=sharing</text:a></text:p>
          </table:table-cell>
          <table:table-cell table:number-columns-repeated="1015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8" office:value-type="string" calcext:value-type="string">
            <text:p>Тузелбаев Жанибек Кажимуханович</text:p>
          </table:table-cell>
          <table:table-cell table:style-name="ce8" office:value-type="string" calcext:value-type="string">
            <text:p>Внешняя академическая мобильность</text:p>
          </table:table-cell>
          <table:table-cell table:style-name="ce8" table:content-validation-name="val8" office:value-type="string" calcext:value-type="string">
            <text:p>Бакалавриат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content-validation-name="val9" office:value-type="string" calcext:value-type="string">
            <text:p>Средства обучающегося</text:p>
          </table:table-cell>
          <table:table-cell table:style-name="ce8" office:value-type="string" calcext:value-type="string">
            <text:p>University of Tenaga</text:p>
            <text:p> (г.Куала-Лумпур, Малайзия)</text:p>
          </table:table-cell>
          <table:table-cell table:style-name="ce8" office:value-type="string" calcext:value-type="string">
            <text:p>28.09.2019- 05.02.2020</text:p>
          </table:table-cell>
          <table:table-cell table:style-name="ce35" office:value-type="string" calcext:value-type="string">
            <text:p><text:a xlink:href="https://drive.google.com/drive/folders/1GeayqOHb1AD1cfCmtlYlafXUtKPioqE_?usp=sharing" xlink:type="simple">https://drive.google.com/drive/folders/1GeayqOHb1AD1cfCmtlYlafXUtKPioqE_?usp=sharing</text:a></text:p>
          </table:table-cell>
          <table:table-cell table:number-columns-repeated="1015"/>
        </table:table-row>
        <table:table-row table:style-name="ro2" table:number-rows-repeated="996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47" office:value-type="string" calcext:value-type="string">
            <text:p>Сладковский Александр Валентинович</text:p>
          </table:table-cell>
          <table:table-cell table:style-name="ce47" office:value-type="string" calcext:value-type="string">
            <text:p>Польша</text:p>
          </table:table-cell>
          <table:table-cell table:style-name="ce47" office:value-type="string" calcext:value-type="string">
            <text:p>Силезкий технический университет</text:p>
          </table:table-cell>
          <table:table-cell table:style-name="ce48" office:value-type="string" calcext:value-type="string">
            <text:p>Заведующий кафедрой «Горные и транспортно- технологические комплексы», д.т.н.</text:p>
          </table:table-cell>
          <table:table-cell table:style-name="ce48" office:value-type="string" calcext:value-type="string">
            <text:p>Основы трибоники и смазочные материалы; Современные проблемы технического обслуживания и ремонта технологических машин и оборудования</text:p>
          </table:table-cell>
          <table:table-cell table:style-name="ce47" office:value-type="string" calcext:value-type="string">
            <text:p>14.11.2019 – 12.12.2019</text:p>
          </table:table-cell>
          <table:table-cell table:style-name="ce49" office:value-type="string" calcext:value-type="string">
            <text:p><text:a xlink:href="https://drive.google.com/drive/folders/1FJtvvVuWU3bGnAWqg2NMBmFWvhjuvyIt?usp=sharing" xlink:type="simple">https://drive.google.com/drive/folders/1FJtvvVuWU3bGnAWqg2NMBmFWvhjuvyIt?usp=sharing</text:a></text:p>
          </table:table-cell>
          <table:table-cell table:style-name="ce50" office:value-type="string" calcext:value-type="string">
            <text:p><text:a xlink:href="mailto:aleksander.sladkowski@polsl.pl" xlink:type="simple">810-48-605-533-314 aleksander.sladkowski@polsl.pl</text:a></text:p>
          </table:table-cell>
          <table:table-cell table:number-columns-repeated="1015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51" office:value-type="string" calcext:value-type="string">
            <text:p>№</text:p>
          </table:table-cell>
          <table:table-cell table:style-name="ce51" office:value-type="string" calcext:value-type="string">
            <text:p>Наименование организации</text:p>
          </table:table-cell>
          <table:table-cell table:style-name="ce51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International Association of University Libraries</text:p>
          </table:table-cell>
          <table:table-cell table:style-name="ce52" office:value-type="string" calcext:value-type="string">
            <text:p><text:a xlink:href="https://www.iatul.org/members/kazkah-national-research-technical-university-after-ki-satbayev-scientific-library" xlink:type="simple">https://www.iatul.org/members/kazkah-national-research-technical-university-after-ki-satbayev-scientific-library
 https://www.iatul.org/members/view-country-0</text:a></text:p>
          </table:table-cell>
          <table:table-cell table:number-columns-repeated="102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Ассоциация технических Вузов</text:p>
          </table:table-cell>
          <table:table-cell table:style-name="ce53" office:value-type="string" calcext:value-type="string">
            <text:p><text:a xlink:href="http://atuniversities.ru/sostav/" xlink:type="simple">http://atuniversities.ru/sostav/</text:a>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Международная Академия информатизации МАИН</text:p>
          </table:table-cell>
          <table:table-cell table:style-name="ce53" office:value-type="string" calcext:value-type="string">
            <text:p><text:a xlink:href="http://www.academy.kz/o-nas/partnery" xlink:type="simple">http://www.academy.kz/o-nas/partnery</text:a>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Helvetica" svg:font-family="Helvetic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377" meta:object-count="0"/>
    <meta:generator>LibreOfficeDev/6.0.5.2$Linux_X86_64 LibreOffice_project/</meta:generator>
  </office:meta>
</office:document-meta>
</file>